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7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7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4" calcext:value-type="float">
            <text:p>34</text:p>
          </table:table-cell>
          <table:table-cell table:style-name="ce168" table:content-validation-name="val1" table:formula="of:=IF(ISNUMBER([.F11]);[.F11]-TODAY();&quot;&quot;)" office:value-type="float" office:value="426" calcext:value-type="float">
            <text:p>426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388" calcext:value-type="float">
            <text:p>38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4" calcext:value-type="float">
            <text:p>4</text:p>
          </table:table-cell>
          <table:table-cell table:style-name="ce170" table:content-validation-name="val1" table:formula="of:=IF(ISNUMBER([.F14]);[.F14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388" calcext:value-type="float">
            <text:p>38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4" calcext:value-type="float">
            <text:p>4</text:p>
          </table:table-cell>
          <table:table-cell table:style-name="ce170" table:content-validation-name="val1" table:formula="of:=IF(ISNUMBER([.F17]);[.F17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24" calcext:value-type="float">
            <text:p>24</text:p>
          </table:table-cell>
          <table:table-cell table:style-name="ce170" table:content-validation-name="val1" table:formula="of:=IF(ISNUMBER([.F19]);[.F19]-TODAY();&quot;&quot;)" office:value-type="float" office:value="412" calcext:value-type="float">
            <text:p>41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10" calcext:value-type="float">
            <text:p>10</text:p>
          </table:table-cell>
          <table:table-cell table:style-name="ce170" table:content-validation-name="val1" table:formula="of:=IF(ISNUMBER([.F20]);[.F20]-TODAY();&quot;&quot;)" office:value-type="float" office:value="425" calcext:value-type="float">
            <text:p>425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" calcext:value-type="float">
            <text:p>2</text:p>
          </table:table-cell>
          <table:table-cell table:style-name="ce170" table:content-validation-name="val1" table:formula="of:=IF(ISNUMBER([.F21]);[.F21]-TODAY();&quot;&quot;)" office:value-type="float" office:value="426" calcext:value-type="float">
            <text:p>426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4" calcext:value-type="float">
            <text:p>24</text:p>
          </table:table-cell>
          <table:table-cell table:style-name="ce170" table:content-validation-name="val1" table:formula="of:=IF(ISNUMBER([.F23]);[.F23]-TODAY();&quot;&quot;)" office:value-type="float" office:value="412" calcext:value-type="float">
            <text:p>41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TODAY();&quot;&quot;)" office:value-type="float" office:value="480" calcext:value-type="float">
            <text:p>48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TODAY();&quot;&quot;)" office:value-type="float" office:value="472" calcext:value-type="float">
            <text:p>472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TODAY();&quot;&quot;)" office:value-type="float" office:value="472" calcext:value-type="float">
            <text:p>472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TODAY();&quot;&quot;)" office:value-type="float" office:value="480" calcext:value-type="float">
            <text:p>480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TODAY();&quot;&quot;)" office:value-type="float" office:value="395" calcext:value-type="float">
            <text:p>395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" calcext:value-type="percentage">
            <text:p>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68" table:content-validation-name="val1" table:formula="of:=[.H50]-[.I50]" office:value-type="float" office:value="190" calcext:value-type="float">
            <text:p>190</text:p>
          </table:table-cell>
          <table:table-cell table:style-name="ce168" table:content-validation-name="val1" table:formula="of:=IF(ISNUMBER([.F50]);[.F5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7" calcext:value-type="float">
            <text:p>7</text:p>
          </table:table-cell>
          <table:table-cell table:style-name="ce170" table:content-validation-name="val1" table:formula="of:=IF(ISNUMBER([.F52]);[.F52]-TODAY();&quot;&quot;)" office:value-type="float" office:value="473" calcext:value-type="float">
            <text:p>473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24" calcext:value-type="float">
            <text:p>24</text:p>
          </table:table-cell>
          <table:table-cell table:style-name="ce170" table:content-validation-name="val1" table:formula="of:=IF(ISNUMBER([.F53]);[.F53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1" calcext:value-type="float">
            <text:p>31</text:p>
          </table:table-cell>
          <table:table-cell table:style-name="ce170" table:content-validation-name="val1" table:formula="of:=IF(ISNUMBER([.F55]);[.F55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70" table:content-validation-name="val1" table:formula="of:=[.H57]-[.I57]" office:value-type="float" office:value="30" calcext:value-type="float">
            <text:p>30</text:p>
          </table:table-cell>
          <table:table-cell table:style-name="ce170" table:content-validation-name="val1" table:formula="of:=IF(ISNUMBER([.F57]);[.F57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30" calcext:value-type="float">
            <text:p>30</text:p>
          </table:table-cell>
          <table:table-cell table:style-name="ce170" table:content-validation-name="val1" table:formula="of:=IF(ISNUMBER([.F58]);[.F58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54" calcext:value-type="float">
            <text:p>54</text:p>
          </table:table-cell>
          <table:table-cell table:style-name="ce170" table:content-validation-name="val1" table:formula="of:=IF(ISNUMBER([.F59]);[.F59]-TODAY();&quot;&quot;)" office:value-type="float" office:value="579" calcext:value-type="float">
            <text:p>579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TODAY();&quot;&quot;)" office:value-type="float" office:value="434" calcext:value-type="float">
            <text:p>434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TODAY();&quot;&quot;)" office:value-type="float" office:value="487" calcext:value-type="float">
            <text:p>487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TODAY();&quot;&quot;)" office:value-type="float" office:value="504" calcext:value-type="float">
            <text:p>504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TODAY();&quot;&quot;)" office:value-type="float" office:value="465" calcext:value-type="float">
            <text:p>465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TODAY();&quot;&quot;)" office:value-type="float" office:value="548" calcext:value-type="float">
            <text:p>548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TODAY();&quot;&quot;)" office:value-type="float" office:value="699" calcext:value-type="float">
            <text:p>699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TODAY();&quot;&quot;)" office:value-type="float" office:value="716" calcext:value-type="float">
            <text:p>716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TODAY();&quot;&quot;)" office:value-type="float" office:value="730" calcext:value-type="float">
            <text:p>730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TODAY();&quot;&quot;)" office:value-type="float" office:value="716" calcext:value-type="float">
            <text:p>716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TODAY();&quot;&quot;)" office:value-type="float" office:value="746" calcext:value-type="float">
            <text:p>74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TODAY();&quot;&quot;)" office:value-type="float" office:value="746" calcext:value-type="float">
            <text:p>74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64" calcext:value-type="float">
            <text:p>1164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99" calcext:value-type="float">
            <text:p>799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60" calcext:value-type="float">
            <text:p>760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7" calcext:value-type="float">
            <text:p>777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91" calcext:value-type="float">
            <text:p>791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99" calcext:value-type="float">
            <text:p>799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30" calcext:value-type="float">
            <text:p>830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30" calcext:value-type="float">
            <text:p>830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13" calcext:value-type="float">
            <text:p>913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64" calcext:value-type="float">
            <text:p>1064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69" calcext:value-type="float">
            <text:p>869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13" calcext:value-type="float">
            <text:p>913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64" calcext:value-type="float">
            <text:p>1064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64" calcext:value-type="float">
            <text:p>1064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30" calcext:value-type="float">
            <text:p>830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13" calcext:value-type="float">
            <text:p>913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64" calcext:value-type="float">
            <text:p>1064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64" calcext:value-type="float">
            <text:p>1164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64" calcext:value-type="float">
            <text:p>1064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64" calcext:value-type="float">
            <text:p>1064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11" calcext:value-type="float">
            <text:p>1111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64" calcext:value-type="float">
            <text:p>1164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64" calcext:value-type="float">
            <text:p>1164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64" calcext:value-type="float">
            <text:p>1164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64" calcext:value-type="float">
            <text:p>1164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64" calcext:value-type="float">
            <text:p>1164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64" calcext:value-type="float">
            <text:p>1164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64" calcext:value-type="float">
            <text:p>1164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18" calcext:value-type="float">
            <text:p>1118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20" calcext:value-type="float">
            <text:p>112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25" calcext:value-type="float">
            <text:p>112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42" calcext:value-type="float">
            <text:p>1142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95" calcext:value-type="float">
            <text:p>1195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09" calcext:value-type="float">
            <text:p>1309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203" calcext:value-type="float">
            <text:p>1203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34" calcext:value-type="float">
            <text:p>1234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64" calcext:value-type="float">
            <text:p>1264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54" calcext:value-type="float">
            <text:p>1354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85" calcext:value-type="float">
            <text:p>1385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73" calcext:value-type="float">
            <text:p>1173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203" calcext:value-type="float">
            <text:p>1203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34" calcext:value-type="float">
            <text:p>1234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78" calcext:value-type="float">
            <text:p>1278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09" calcext:value-type="float">
            <text:p>1309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40" calcext:value-type="float">
            <text:p>1340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29" calcext:value-type="float">
            <text:p>1429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6" calcext:value-type="float">
            <text:p>1476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6" calcext:value-type="float">
            <text:p>1446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60" calcext:value-type="float">
            <text:p>1460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6" calcext:value-type="float">
            <text:p>1446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99" calcext:value-type="float">
            <text:p>799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99" calcext:value-type="float">
            <text:p>1599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29" calcext:value-type="float">
            <text:p>152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90" calcext:value-type="float">
            <text:p>1490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7" calcext:value-type="float">
            <text:p>150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21" calcext:value-type="float">
            <text:p>1521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38" calcext:value-type="float">
            <text:p>1538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568" calcext:value-type="float">
            <text:p>1568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582" calcext:value-type="float">
            <text:p>1582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674" calcext:value-type="float">
            <text:p>1674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65" calcext:value-type="float">
            <text:p>176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705" calcext:value-type="float">
            <text:p>1705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38" calcext:value-type="float">
            <text:p>1538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52" calcext:value-type="float">
            <text:p>1552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43" calcext:value-type="float">
            <text:p>1643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95" calcext:value-type="float">
            <text:p>1795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812" calcext:value-type="float">
            <text:p>1812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56" calcext:value-type="float">
            <text:p>1856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56" calcext:value-type="float">
            <text:p>1856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95" calcext:value-type="float">
            <text:p>1895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6" calcext:value-type="date" table:number-columns-spanned="4" table:number-rows-spanned="1">
            <text:p>Friday, June 16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260" calcext:value-type="float">
            <text:p>2260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260" calcext:value-type="float">
            <text:p>226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849" calcext:value-type="float">
            <text:p>1849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904" calcext:value-type="float">
            <text:p>1904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2009" calcext:value-type="float">
            <text:p>2009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2009" calcext:value-type="float">
            <text:p>2009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260" calcext:value-type="float">
            <text:p>226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2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918" calcext:value-type="float">
            <text:p>1918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2009" calcext:value-type="float">
            <text:p>2009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2009" calcext:value-type="float">
            <text:p>2009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2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5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2057" calcext:value-type="float">
            <text:p>2057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2085" calcext:value-type="float">
            <text:p>2085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116" calcext:value-type="float">
            <text:p>2116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116" calcext:value-type="float">
            <text:p>2116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 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6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160" calcext:value-type="float">
            <text:p>2160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1">
      <number:month/>
      <number:text>/</number:text>
      <number:day/>
      <number:text>/</number:text>
      <number:year number:style="long"/>
    </number:date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56">
      <number:month number:textual="true"/>
      <number:text>-</number:text>
      <number:year/>
    </number:dat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4">
      <number:hours/>
      <number:text>:</number:text>
      <number:minutes number:style="long"/>
      <number:text> </number:text>
      <number:am-pm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0">
      <number:day/>
      <number:text>-</number:text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48">
      <number:day/>
      <number:text>-</number:text>
      <number:month number:textual="true"/>
    </number:date-style>
    <number:date-style style:name="N147">
      <number:day number:style="long"/>
      <number:text>-</number:text>
      <number:month number:textual="true"/>
      <number:text>-</number:text>
      <number:year number:style="long"/>
    </number:date-style>
    <number:time-style style:name="N146"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 number:decimal-places="1"/>
    </number:time-style>
    <number:date-style style:name="N137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6T15:16:47.679255362</dc:date>
    <meta:editing-cycles>640</meta:editing-cycles>
    <meta:editing-duration>P1DT11H56M18S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